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900000033B0549421.png" manifest:media-type="image/png"/>
  <manifest:file-entry manifest:full-path="Pictures/10000000000000CA00000163C518FD7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measurelines" svg:width="5.342cm" svg:height="9.294cm" svg:x="6.204cm" svg:y="11.092cm">
          <draw:image xlink:href="Pictures/10000000000000CA00000163C518FD7B.png" xlink:type="simple" xlink:show="embed" xlink:actuate="onLoad">
            <text:p/>
          </draw:image>
        </draw:frame>
        <draw:frame draw:style-name="gr1" draw:text-style-name="P1" draw:layer="measurelines" svg:width="6.586cm" svg:height="1.334cm" svg:x="6.2cm" svg:y="9.566cm">
          <draw:image xlink:href="Pictures/10000000000000F900000033B054942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6T11:21:04.016673856</meta:creation-date>
    <dc:date>2015-08-06T11:31:28.567750536</dc:date>
    <meta:editing-duration>PT10M24S</meta:editing-duration>
    <meta:editing-cycles>1</meta:editing-cycles>
    <meta:document-statistic meta:object-count="2"/>
    <meta:generator>LibreOffice/4.4.2.2$Linux_X86_64 LibreOffice_project/40m0$Build-2</meta:generator>
  </office:meta>
</office:document-meta>
</file>